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3020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541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45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79166666666666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structure-type-value-loss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victim-race-gender">
      <style:table-properties table:display="true" style:writing-mode="lr-tb"/>
    </style:style>
    <style:style style:name="ta5" style:family="table" style:master-page-name="PageStyle_5f_offender-race-gender">
      <style:table-properties table:display="true" style:writing-mode="lr-tb"/>
    </style:style>
    <style:style style:name="ta6" style:family="table" style:master-page-name="PageStyle_5f_day-and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 Store/Doctor's Office/Hospit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29">
            <text:p>429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22">
            <text:p>922</text:p>
          </table:table-cell>
        </table:table-row>
      </table:table>
      <table:table table:name="structure-type-value-los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Structures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2" office:value-type="float" office:value="1570610">
            <text:p>1,570,610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2" office:value-type="float" office:value="804028">
            <text:p>804,028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2" office:value-type="float" office:value="7416624">
            <text:p>7,416,624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2" office:value-type="float" office:value="130320">
            <text:p>130,320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2" office:value-type="float" office:value="115556">
            <text:p>115,556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1752001">
            <text:p>1,752,001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478888">
            <text:p>478,888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2" office:value-type="float" office:value="1109">
            <text:p>1,109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2" office:value-type="float" office:value="24112">
            <text:p>24,112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2" office:value-type="float" office:value="150000">
            <text:p>150,00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2" office:value-type="float" office:value="238500">
            <text:p>238,500</text:p>
          </table:table-cell>
        </table:table-row>
        <table:table-row table:style-name="ro2">
          <table:table-cell table:style-name="ce21" office:value-type="string">
            <text:p>Construction Equipment</text:p>
          </table:table-cell>
          <table:table-cell table:style-name="ce22" office:value-type="float" office:value="56100">
            <text:p>56,100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2" office:value-type="float" office:value="194514">
            <text:p>194,514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2" office:value-type="float" office:value="5000">
            <text:p>5,00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1" office:value-type="float" office:value="240">
            <text:p>240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2" office:value-type="float" office:value="21201">
            <text:p>21,20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2" office:value-type="float" office:value="3402">
            <text:p>3,402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2" office:value-type="float" office:value="95903">
            <text:p>95,903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2" office:value-type="float" office:value="46164">
            <text:p>46,164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2" office:value-type="float" office:value="72224">
            <text:p>72,224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2" office:value-type="float" office:value="14900">
            <text:p>14,9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669153">
            <text:p>669,153</text:p>
          </table:table-cell>
        </table:table-row>
        <table:table-row table:style-name="ro2">
          <table:table-cell table:style-name="ce21" office:value-type="string">
            <text:p>Pending Inventory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3860749">
            <text:p>$13,860,749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Point of Entry/Exit During Arson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1" office:value-type="string">
            <text:p>Fron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ea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d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ttic</text:p>
          </table:table-cell>
        </table:table-row>
        <table:table-row table:style-name="ro2">
          <table:table-cell table:style-name="ce21" office:value-type="string">
            <text:p>Vent/AC</text:p>
          </table:table-cell>
        </table:table-row>
        <table:table-row table:style-name="ro2">
          <table:table-cell table:style-name="ce21" office:value-type="string">
            <text:p>Window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oo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atio/Sliding Dr</text:p>
          </table:table-cell>
        </table:table-row>
        <table:table-row table:style-name="ro2">
          <table:table-cell table:style-name="ce21" office:value-type="string">
            <text:p>Balcony/Fire Escape</text:p>
          </table:table-cell>
        </table:table-row>
        <table:table-row table:style-name="ro2">
          <table:table-cell table:style-name="ce21" office:value-type="string">
            <text:p>Attached Garage</text:p>
          </table:table-cell>
        </table:table-row>
        <table:table-row table:style-name="ro2">
          <table:table-cell table:style-name="ce21" office:value-type="string">
            <text:p>Wal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ehicl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loor</text:p>
          </table:table-cell>
        </table:table-row>
        <table:table-row table:style-name="ro2">
          <table:table-cell table:style-name="ce21" office:value-type="string">
            <text:p>Roof/Skylight</text:p>
          </table:table-cell>
        </table:table-row>
        <table:table-row table:style-name="ro2">
          <table:table-cell table:style-name="ce21" office:value-type="string">
            <text:p>Hidden Within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0">
            <text:p>40</text:p>
          </table:table-cell>
        </table:table-row>
      </table:table>
      <table:table table:name="victim-race-gender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96">
            <text:p>96</text:p>
          </table:table-cell>
        </table:table-row>
      </table:table>
      <table:table table:name="offender-race-gende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243">
            <text:p>243</text:p>
          </table:table-cell>
        </table:table-row>
      </table:table>
      <table:table table:name="day-and-time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4" office:value-type="string">
            <text:p>Day/Time</text:p>
          </table:table-cell>
          <table:table-cell table:style-name="ce24" office:value-type="string">
            <text:p>00:00-01:59</text:p>
          </table:table-cell>
          <table:table-cell table:style-name="ce24" office:value-type="string">
            <text:p>02:00-03:59</text:p>
          </table:table-cell>
          <table:table-cell table:style-name="ce24" office:value-type="string">
            <text:p>04:00-05:59</text:p>
          </table:table-cell>
          <table:table-cell table:style-name="ce24" office:value-type="string">
            <text:p>06:00-07:59</text:p>
          </table:table-cell>
          <table:table-cell table:style-name="ce24" office:value-type="string">
            <text:p>08:00-09:59</text:p>
          </table:table-cell>
          <table:table-cell table:style-name="ce24" office:value-type="string">
            <text:p>10:00-11:59</text:p>
          </table:table-cell>
          <table:table-cell table:style-name="ce24" office:value-type="string">
            <text:p>12:00-13:59</text:p>
          </table:table-cell>
          <table:table-cell table:style-name="ce24" office:value-type="string">
            <text:p>14:00-15:59</text:p>
          </table:table-cell>
          <table:table-cell table:style-name="ce24" office:value-type="string">
            <text:p>16:00-17:59</text:p>
          </table:table-cell>
          <table:table-cell table:style-name="ce24" office:value-type="string">
            <text:p>18:00-19:59</text:p>
          </table:table-cell>
          <table:table-cell table:style-name="ce24" office:value-type="string">
            <text:p>20:00-21:59</text:p>
          </table:table-cell>
          <table:table-cell table:style-name="ce24" office:value-type="string">
            <text:p>22:00-23:59</text:p>
          </table:table-cell>
          <table:table-cell table:style-name="ce24" office:value-type="string">
            <text:p>Unknown</text:p>
          </table:table-cell>
        </table:table-row>
        <table:table-row table:style-name="ro2">
          <table:table-cell table:style-name="ce24" office:value-type="string">
            <text:p>Monda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Tuesd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Wednesda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Thursday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Frida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Saturda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Sund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39">
            <text:p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ructure-type-value-loss" style:display-name="PageStyle_structure-type-value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race-gender" style:display-name="PageStyle_victim-race-gende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race-gender" style:display-name="PageStyle_offender-race-gende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and-time" style:display-name="PageStyle_day-and-tim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